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lasa" svg:font-family="Kailasa, DDCUchen"/>
    <style:font-face style:name="Lohit Hindi1" svg:font-family="'Lohit Hindi'"/>
    <style:font-face style:name="Lucida Grande" svg:font-family="'Lucida Grande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555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555in" style:line-height-at-least="0.198in" fo:text-align="start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1.25pt" fo:letter-spacing="normal" fo:font-style="italic" fo:font-weight="normal"/>
    </style:style>
    <style:style style:name="P3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style:line-height-at-least="0.139in" fo:text-align="start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1.25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2pt" style:font-style-complex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line-height-at-least="0.1665in" fo:text-align="start" style:justify-single-word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0835in" style:line-height-at-least="0.139in" fo:text-align="start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1.25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0835in" style:line-height-at-least="0.139in" fo:text-align="start" style:justify-single-word="false" fo:orphans="2" fo:widows="2" fo:text-indent="0in" style:auto-text-indent="false" fo:padding="0in" fo:border="none"/>
    </style:style>
    <style:style style:name="P9" style:family="paragraph" style:parent-style-name="Heading_20_3">
      <style:paragraph-properties fo:margin-left="0in" fo:margin-right="0in" fo:margin-top="0in" fo:margin-bottom="0.0555in" style:line-height-at-least="0.1665in" fo:text-align="start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2pt" fo:letter-spacing="normal" fo:font-style="normal" fo:font-weight="bold"/>
    </style:style>
    <style:style style:name="P10" style:family="paragraph" style:parent-style-name="Heading_20_3">
      <style:paragraph-properties fo:margin-left="0in" fo:margin-right="0in" style:line-height-at-least="0.198in" fo:text-align="start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0.5pt" fo:letter-spacing="normal" fo:font-style="normal" fo:font-weight="bold"/>
    </style:style>
    <style:style style:name="T1" style:family="text">
      <style:text-properties fo:font-variant="normal" fo:text-transform="none" fo:color="#5f5f5f" style:font-name="Lucida Grande" fo:font-size="11.25pt" fo:letter-spacing="normal" fo:font-style="normal" fo:font-weight="normal"/>
    </style:style>
    <style:style style:name="T2" style:family="text">
      <style:text-properties fo:font-variant="normal" fo:text-transform="none" fo:color="#5f5f5f" style:font-name="Lucida Grande" fo:font-size="11.2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༄༅། །སྤྱོད་འཇུག་བརྒྱུད་པའི་གསོལ་འདེབས་བཞུགས། །</text:p>
      <text:h text:style-name="P9" text:outline-level="3">Prayer to the Lineage of the Bodhicharyavatara</text:h>
      <text:p text:style-name="P2">by Patrul Rinpoche</text:p>
      <text:p text:style-name="P3">སྟོན་མཆོག་ལྷ་མའི་བླ་མ་ཤཱཀྱའི་གཙོ། །</text:p>
      <text:p text:style-name="P4">tön chok lhamé lama shakyé tso</text:p>
      <text:p text:style-name="P7">Supreme guide, teacher of gods and men, chief of the Shakyas,</text:p>
      <text:p text:style-name="P3">རྒྱལ་སྲས་དཔལ་དཔལ་དབྱངས་དང་ཞི་བ་ལྷ། །</text:p>
      <text:p text:style-name="P4">gyalsé pal pal yang dang shyiwa lha</text:p>
      <text:p text:style-name="P7">The bodhisattva Manjughosha, Shantideva,</text:p>
      <text:p text:style-name="P3">ཛེ་ཏཱ་རི་དང་ཟླ་གྲགས་ཆུང་བའི་ཞབས། །</text:p>
      <text:p text:style-name="P4">jétari dang da drak chungwé shyab</text:p>
      <text:p text:style-name="P7">Jetari, Chandrakirti the Lesser,</text:p>
      <text:p text:style-name="P3">ཇོ་བོ་གུ་ཎ་ཤྲཱི་ལས་ལ་གསོལ་བ་འདེབས། །</text:p>
      <text:p text:style-name="P4">jowo gunashri lé la solwa deb</text:p>
      <text:p text:style-name="P7">And lord Gunashri, to you we pray!</text:p>
      <text:p text:style-name="P3">ཀཱ་ན་ཀ་ཤྲཱི་སུ་མ་ཏི་ཀིརྟི། །</text:p>
      <text:p text:style-name="P4">kanakashri sumatikirti</text:p>
      <text:p text:style-name="P7">Kanakashri, Sumatikirti,</text:p>
      <text:p text:style-name="P3">བློ་ལྡན་ཤེས་རབ་སློབ་དཔོན་རྗེ་བཙུན་པ། །</text:p>
      <text:p text:style-name="P4">loden sherab lobpön jetsün pa</text:p>
      <text:p text:style-name="P7">Ngok Loden Sherab, Master Jetsünpa,</text:p>
      <text:p text:style-name="P3">མཁས་པ་བུ་སྟོན་ཐུག་སྲས་ལོ་ཙཱ་བ། །</text:p>
      <text:p text:style-name="P4">khepa bu tön tuk sé lotsawa</text:p>
      <text:p text:style-name="P7">Learned scholar Butön, Tuksé Lotsawa,</text:p>
      <text:p text:style-name="P3">གཡག་ཕྲུག་སངས་རྒྱས་དཔལ་ལ་གསོལ་བ་འདེབས། །</text:p>
      <text:p text:style-name="P4">yak truk sangye pal la solwa deb</text:p>
      <text:p text:style-name="P7">And Yaktruk Sangye Pal, to you we pray!</text:p>
      <text:p text:style-name="P3">སངས་རྒྱས་འཕེལ་དང་ཕྲིན་ལས་མི་བསྐྱོད་རྗེ། །</text:p>
      <text:p text:style-name="P4">sangye pel dang trinlé mi kyö jé</text:p>
      <text:p text:style-name="P8"><text:span text:style-name="T1">Sangye Pel,</text:span><text:bookmark text:name="body_ftn1"/><text:a xlink:type="simple" xlink:href="http://www.lotsawahouse.org/tibetan-masters/nyingma-masters/patrul-rinpoche/bodhicharyavatara-lineage#ftn1">1</text:a><text:span text:style-name="T1"> Trinle Mikyö Dorje,</text:span><text:bookmark text:name="body_ftn2"/><text:a xlink:type="simple" xlink:href="http://www.lotsawahouse.org/tibetan-masters/nyingma-masters/patrul-rinpoche/bodhicharyavatara-lineage#ftn2">2</text:a></text:p>
      <text:p text:style-name="P3">དཀོན་མཆོག་འབྱུང་གནས་ཀརྨ་ཆགས་མེད་ཞབས། །</text:p>
      <text:p text:style-name="P4"><text:soft-page-break/>könchok jungné karma chakmé shyab</text:p>
      <text:p text:style-name="P7">Könchok Jungne, Karma Chakmé,</text:p>
      <text:p text:style-name="P3">གྲུབ་པའི་དབང་ཕྱུག་པདྨ་རིག་འཛིན་རྗེར། །</text:p>
      <text:p text:style-name="P4">drubpé wangchuk pema rigdzin jer</text:p>
      <text:p text:style-name="P8"><text:span text:style-name="T1">Lord of siddhas, Pema Rigdzin,</text:span><text:bookmark text:name="body_ftn3"/><text:a xlink:type="simple" xlink:href="http://www.lotsawahouse.org/tibetan-masters/nyingma-masters/patrul-rinpoche/bodhicharyavatara-lineage#ftn3">3</text:a></text:p>
      <text:p text:style-name="P3">གསོལ་བ་འདེབས་སོ་ཐུགས་རྗེས་བྱིན་གྱིས་རློབས། །</text:p>
      <text:p text:style-name="P4">solwa deb so tukjé jingyi lob</text:p>
      <text:p text:style-name="P7">To you we pray, bless us with your compassion!</text:p>
      <text:p text:style-name="P3">ནམ་མཁའ་འོད་གསལ་ཐེག་མཆོག་བསྟན་འཛིན་ཞབས། །</text:p>
      <text:p text:style-name="P4">namkha ösal tek chok tendzin shyab</text:p>
      <text:p text:style-name="P8"><text:span text:style-name="T1">Namkha Ösel,</text:span><text:bookmark text:name="body_ftn4"/><text:a xlink:type="simple" xlink:href="http://www.lotsawahouse.org/tibetan-masters/nyingma-masters/patrul-rinpoche/bodhicharyavatara-lineage#ftn4">4</text:a><text:span text:style-name="T1"> Thekchok Tenzin,</text:span><text:bookmark text:name="body_ftn5"/><text:a xlink:type="simple" xlink:href="http://www.lotsawahouse.org/tibetan-masters/nyingma-masters/patrul-rinpoche/bodhicharyavatara-lineage#ftn5">5</text:a></text:p>
      <text:p text:style-name="P3">བཀྲ་ཤིས་རྒྱ་མཚོ་རིགས་འཛིན་བཟང་པོ་དང༌། །</text:p>
      <text:p text:style-name="P4">tashi gyatso rikdzin zangpo dang</text:p>
      <text:p text:style-name="P8"><text:span text:style-name="T1">Tashi Gyatso, Rigdzin Zangpo,</text:span><text:bookmark text:name="body_ftn6"/><text:a xlink:type="simple" xlink:href="http://www.lotsawahouse.org/tibetan-masters/nyingma-masters/patrul-rinpoche/bodhicharyavatara-lineage#ftn6">6</text:a></text:p>
      <text:p text:style-name="P3">སེམས་དཔལ་ཆེན་པོ་པདྨ་བཀྲ་ཤིས་ལ། །</text:p>
      <text:p text:style-name="P4">sem palchenpo pema tashi la</text:p>
      <text:p text:style-name="P7">The great bodhisattva Pema Tashi,</text:p>
      <text:p text:style-name="P3">གསོལ་བ་འདེབས་སོ་ཐུགས་རྗེས་བྱིན་གྱིས་རློབས། །</text:p>
      <text:p text:style-name="P4">solwa deb so tukjé jingyi lob</text:p>
      <text:p text:style-name="P7">To you we pray, bless us with your compassion!</text:p>
      <text:p text:style-name="P3">རྒྱལ་བའི་སྲས་པོ་གཞན་ཕན་མཐའ་ཡས་དང༌། །</text:p>
      <text:p text:style-name="P4">gyalwé sepo shyenpen tayé dang</text:p>
      <text:p text:style-name="P7">Son of the buddhas, Gyalsé Shenpen Thayé,</text:p>
      <text:p text:style-name="P3">འཇིགས་མེད་ངོ་མཚར་འཇིགས་མེད་ཆོས་ཀྱི་དབང༌། །</text:p>
      <text:p text:style-name="P4">jikmé ngotsar jikmé chö kyi wang</text:p>
      <text:p text:style-name="P7">Jikmé Ngotsar, Jikmé Chökyi Wangpo,</text:p>
      <text:p text:style-name="P3">བྱང་ཆུབ་སེམས་ཀྱི་མངའ་བདག་ཐམས་ཅད་ལ། །</text:p>
      <text:p text:style-name="P4">changchub sem kyi ngadak tamché la</text:p>
      <text:p text:style-name="P7">To all you masters of bodhichitta,</text:p>
      <text:p text:style-name="P3">གསོལ་བ་འདེབས་སོ་ཐུགས་རྗེས་བྱིན་གྱིས་རློབས། །</text:p>
      <text:p text:style-name="P4">solwa deb so tukjé jingyi lob</text:p>
      <text:p text:style-name="P7">We pray, bless us with your compassion!</text:p>
      <text:p text:style-name="P3"><text:soft-page-break/>ཚད་མེད་བཞི་ཡི་ཞིང་ས་གཤིན་པོ་ལ། །</text:p>
      <text:p text:style-name="P4">tsemé shyi yi shyingsa shinpo la</text:p>
      <text:p text:style-name="P7">In the fertile field of the four boundless qualities,</text:p>
      <text:p text:style-name="P3">བྱང་ཆུབ་སེམས་ཀྱི་མྱུ་གུ་རབ་ཏུ་འཁྲུངས། །</text:p>
      <text:p text:style-name="P4">changchub sem kyi nyugu rabtu trung</text:p>
      <text:p text:style-name="P7">May the shoots of bodhichitta take root,</text:p>
      <text:p text:style-name="P3">ཕྱིན་དྲུག་ལམ་གྱི་འབྲས་བཟང་ཆེན་སྨིན་ཏེ། །</text:p>
      <text:p text:style-name="P4">chin druk lam gyi dré zang chen min té</text:p>
      <text:p text:style-name="P7">Ripening into the excellent fruit of the path of the six paramitas,</text:p>
      <text:p text:style-name="P3">ཁམས་གསུམ་འགྲོབ་འི་ཉེར་འཚོའི་གཞིར་གྱུར་ཅིག །</text:p>
      <text:p text:style-name="P4">kham sum drob i nyer tsö shyir gyur chik</text:p>
      <text:p text:style-name="P7">To become the basis of sustenance for beings of the three worlds.</text:p>
      <text:p text:style-name="P3">བདག་གཞན་མཉམ་ཉིད་རྟོགས་པའི་ཡེ་ཤེས་ཀྱིས། །</text:p>
      <text:p text:style-name="P4">dakshyen nyamnyi tokpé yeshe kyi</text:p>
      <text:p text:style-name="P7">Grant your blessings so that with the wisdom realizing the equality of self and others,</text:p>
      <text:p text:style-name="P3">བདག་དོན་གཉིས་འཛིན་འཆིང་བ་ཀུན་བཅད་ནས། །</text:p>
      <text:p text:style-name="P4">dak dön nyidzin chingwa kün ché né</text:p>
      <text:p text:style-name="P7">All dualistic clinging to ourselves and objects may be cut right through,</text:p>
      <text:p text:style-name="P3">རང་གཞན་དོན་གཉིས་འཛིན་འཆིང་བ་ཀུན་བཅད། །</text:p>
      <text:p text:style-name="P4">rangshyen dön nyidzin chingwa kün ché</text:p>
      <text:p text:style-name="P7">Our own and others’ welfare may be accomplished spontaneously,</text:p>
      <text:p text:style-name="P3">སེམས་མཆོག་འབྱོངས་པར་བྱིན་གྱིས་རློབས། །</text:p>
      <text:p text:style-name="P4">sem chok jongpar jingyi lob</text:p>
      <text:p text:style-name="P7">And we may perfect the supreme mind of bodhichitta.</text:p>
      <text:p text:style-name="P5">ཞེས་པའང་དཔལ་སྤྲུལ་པས་སྨྲས་སོ། །</text:p>
      <text:p text:style-name="P2">This was spoken by the one called Patrul.</text:p>
      <text:p text:style-name="P5">དགེའོ། །</text:p>
      <text:p text:style-name="P2">May virtue abound!</text:p>
      <text:p text:style-name="P2">| Translated by Adam Pearcey, 2006</text:p>
      <text:h text:style-name="P10" text:outline-level="3">Notes</text:h>
      <text:p text:style-name="P6"><text:bookmark text:name="ftn1"/><text:a xlink:type="simple" xlink:href="http://www.lotsawahouse.org/tibetan-masters/nyingma-masters/patrul-rinpoche/bodhicharyavatara-lineage#body_ftn1">1</text:a><text:span text:style-name="T2">A Sakya master, 1412-1485.</text:span></text:p>
      <text:p text:style-name="P6"><text:bookmark text:name="ftn2"/><text:a xlink:type="simple" xlink:href="http://www.lotsawahouse.org/tibetan-masters/nyingma-masters/patrul-rinpoche/bodhicharyavatara-lineage#body_ftn2">2</text:a><text:span text:style-name="T2">The eighth Karmapa.</text:span></text:p>
      <text:p text:style-name="P6"><text:bookmark text:name="ftn3"/><text:a xlink:type="simple" xlink:href="http://www.lotsawahouse.org/tibetan-masters/nyingma-masters/patrul-rinpoche/bodhicharyavatara-lineage#body_ftn3">3</text:a><text:span text:style-name="T2">The first Dzogchen Rinpoche.</text:span></text:p>
      <text:p text:style-name="P6"><text:bookmark text:name="ftn4"/><text:soft-page-break/><text:a xlink:type="simple" xlink:href="http://www.lotsawahouse.org/tibetan-masters/nyingma-masters/patrul-rinpoche/bodhicharyavatara-lineage#body_ftn4">4</text:a><text:span text:style-name="T2">The first Dzogchen Ponlop.</text:span></text:p>
      <text:p text:style-name="P6"><text:bookmark text:name="ftn5"/><text:a xlink:type="simple" xlink:href="http://www.lotsawahouse.org/tibetan-masters/nyingma-masters/patrul-rinpoche/bodhicharyavatara-lineage#body_ftn5">5</text:a><text:span text:style-name="T2">The second Dzogchen Rinpoche, Gyurme Thekchok Tenzin Pal Zangpo (1699-1758).</text:span></text:p>
      <text:p text:style-name="P6"><text:bookmark text:name="ftn6"/><text:a xlink:type="simple" xlink:href="http://www.lotsawahouse.org/tibetan-masters/nyingma-masters/patrul-rinpoche/bodhicharyavatara-lineage#body_ftn6">6</text:a><text:span text:style-name="T2">Minling Gyalse Rigdzin Zangp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ilasa" svg:font-family="Kailasa, DDCUchen"/>
    <style:font-face style:name="Lohit Hindi1" svg:font-family="'Lohit Hindi'"/>
    <style:font-face style:name="Lucida Grande" svg:font-family="'Lucida Grande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2T23:15:04</meta:creation-date>
    <dc:date>2012-05-12T23:17:00</dc:date>
    <dc:creator>Maxim Sokhatsky</dc:creator>
    <meta:editing-duration>P0D</meta:editing-duration>
    <meta:editing-cycles>1</meta:editing-cycles>
    <meta:document-statistic meta:table-count="0" meta:image-count="0" meta:object-count="0" meta:page-count="4" meta:paragraph-count="99" meta:word-count="487" meta:character-count="3381" meta:non-whitespace-character-count="2993"/>
    <meta:generator>LibreOffice/3.5$Linux_X86_64 LibreOffice_project/350m1$Build-2</meta:generator>
  </office:meta>
</office:document-meta>
</file>